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34mm"/>
    </style:style>
    <style:style style:name="co2" style:family="table-column">
      <style:table-column-properties fo:break-before="auto" style:column-width="24.62mm"/>
    </style:style>
    <style:style style:name="ro1" style:family="table-row">
      <style:table-row-properties style:row-height="4.59mm" fo:break-before="auto" style:use-optimal-row-height="false"/>
    </style:style>
    <style:style style:name="ta1" style:family="table" style:master-page-name="PageStyle_5f_hfda_5f_ch07_5f_new_5f_probs.csv">
      <style:table-properties table:display="true" style:writing-mode="lr-tb"/>
    </style:style>
    <style:style style:name="ce5" style:family="table-cell" style:parent-style-name="Default">
      <style:table-cell-properties fo:padding="0.71mm"/>
    </style:style>
    <style:style style:name="ce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hfda_ch07_new_probs.csv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5" table:default-cell-style-name="ce6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Analyst</text:p>
          </table:table-cell>
          <table:table-cell office:value-type="string" calcext:value-type="string">
            <text:p>P(S1)</text:p>
          </table:table-cell>
          <table:table-cell office:value-type="string" calcext:value-type="string">
            <text:p>P(~S1)</text:p>
          </table:table-cell>
          <table:table-cell office:value-type="string" calcext:value-type="string">
            <text:p>P(E|S1)</text:p>
          </table:table-cell>
          <table:table-cell office:value-type="string" calcext:value-type="string">
            <text:p>P(E|~S1)</text:p>
          </table:table-cell>
          <table:table-cell office:value-type="string" calcext:value-type="string">
            <text:p>P(S1|E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87" calcext:value-type="percentage">
            <text:p>87%</text:p>
          </table:table-cell>
          <table:table-cell office:value-type="percentage" office:value="0.13" calcext:value-type="percentage">
            <text:p>13%</text:p>
          </table:table-cell>
          <table:table-cell office:value-type="percentage" office:value="0.54" calcext:value-type="percentage">
            <text:p>54%</text:p>
          </table:table-cell>
          <table:table-cell office:value-type="percentage" office:value="0.61" calcext:value-type="percentage">
            <text:p>61%</text:p>
          </table:table-cell>
          <table:table-cell table:formula="of:=([.B2]*[.D2])/([.B2]*[.D2]+[.C2]*[.E2])" office:value-type="percentage" office:value="0.855581861227463" calcext:value-type="percentage">
            <text:p>86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88" calcext:value-type="percentage">
            <text:p>88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57" calcext:value-type="percentage">
            <text:p>57%</text:p>
          </table:table-cell>
          <table:table-cell office:value-type="percentage" office:value="0.67" calcext:value-type="percentage">
            <text:p>67%</text:p>
          </table:table-cell>
          <table:table-cell table:formula="of:=([.B3]*[.D3])/([.B3]*[.D3]+[.C3]*[.E3])" office:value-type="percentage" office:value="0.861855670103093" calcext:value-type="percentage">
            <text:p>86%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11" calcext:value-type="percentage">
            <text:p>11%</text:p>
          </table:table-cell>
          <table:table-cell office:value-type="percentage" office:value="0.55" calcext:value-type="percentage">
            <text:p>55%</text:p>
          </table:table-cell>
          <table:table-cell office:value-type="percentage" office:value="0.39" calcext:value-type="percentage">
            <text:p>39%</text:p>
          </table:table-cell>
          <table:table-cell table:formula="of:=([.B4]*[.D4])/([.B4]*[.D4]+[.C4]*[.E4])" office:value-type="percentage" office:value="0.919421487603306" calcext:value-type="percentage">
            <text:p>92%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1" calcext:value-type="percentage">
            <text:p>91%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58" calcext:value-type="percentage">
            <text:p>58%</text:p>
          </table:table-cell>
          <table:table-cell office:value-type="percentage" office:value="0.54" calcext:value-type="percentage">
            <text:p>54%</text:p>
          </table:table-cell>
          <table:table-cell table:formula="of:=([.B5]*[.D5])/([.B5]*[.D5]+[.C5]*[.E5])" office:value-type="percentage" office:value="0.915683553088133" calcext:value-type="percentage">
            <text:p>92%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1" calcext:value-type="percentage">
            <text:p>91%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58" calcext:value-type="percentage">
            <text:p>58%</text:p>
          </table:table-cell>
          <table:table-cell office:value-type="percentage" office:value="0.53" calcext:value-type="percentage">
            <text:p>53%</text:p>
          </table:table-cell>
          <table:table-cell table:formula="of:=([.B6]*[.D6])/([.B6]*[.D6]+[.C6]*[.E6])" office:value-type="percentage" office:value="0.917115551694179" calcext:value-type="percentage">
            <text:p>92%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64" calcext:value-type="percentage">
            <text:p>64%</text:p>
          </table:table-cell>
          <table:table-cell office:value-type="percentage" office:value="0.49" calcext:value-type="percentage">
            <text:p>49%</text:p>
          </table:table-cell>
          <table:table-cell table:formula="of:=([.B7]*[.D7])/([.B7]*[.D7]+[.C7]*[.E7])" office:value-type="percentage" office:value="0.937579617834395" calcext:value-type="percentage">
            <text:p>94%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87" calcext:value-type="percentage">
            <text:p>87%</text:p>
          </table:table-cell>
          <table:table-cell office:value-type="percentage" office:value="0.13" calcext:value-type="percentage">
            <text:p>13%</text:p>
          </table:table-cell>
          <table:table-cell office:value-type="percentage" office:value="0.65" calcext:value-type="percentage">
            <text:p>65%</text:p>
          </table:table-cell>
          <table:table-cell office:value-type="percentage" office:value="0.54" calcext:value-type="percentage">
            <text:p>54%</text:p>
          </table:table-cell>
          <table:table-cell table:formula="of:=([.B8]*[.D8])/([.B8]*[.D8]+[.C8]*[.E8])" office:value-type="percentage" office:value="0.889570552147239" calcext:value-type="percentage">
            <text:p>89%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5" calcext:value-type="percentage">
            <text:p>45%</text:p>
          </table:table-cell>
          <table:table-cell table:formula="of:=([.B9]*[.D9])/([.B9]*[.D9]+[.C9]*[.E9])" office:value-type="percentage" office:value="0.92741935483871" calcext:value-type="percentage">
            <text:p>93%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88" calcext:value-type="percentage">
            <text:p>88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53" calcext:value-type="percentage">
            <text:p>53%</text:p>
          </table:table-cell>
          <table:table-cell office:value-type="percentage" office:value="0.55" calcext:value-type="percentage">
            <text:p>55%</text:p>
          </table:table-cell>
          <table:table-cell table:formula="of:=([.B10]*[.D10])/([.B10]*[.D10]+[.C10]*[.E10])" office:value-type="percentage" office:value="0.87603305785124" calcext:value-type="percentage">
            <text:p>88%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62" calcext:value-type="percentage">
            <text:p>62%</text:p>
          </table:table-cell>
          <table:table-cell office:value-type="percentage" office:value="0.51" calcext:value-type="percentage">
            <text:p>51%</text:p>
          </table:table-cell>
          <table:table-cell table:formula="of:=([.B11]*[.D11])/([.B11]*[.D11]+[.C11]*[.E11])" office:value-type="percentage" office:value="0.93324607329843" calcext:value-type="percentage">
            <text:p>93%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88" calcext:value-type="percentage">
            <text:p>88%</text:p>
          </table:table-cell>
          <table:table-cell office:value-type="percentage" office:value="0.12" calcext:value-type="percentage">
            <text:p>12%</text:p>
          </table:table-cell>
          <table:table-cell table:number-columns-repeated="2" office:value-type="percentage" office:value="0.56" calcext:value-type="percentage">
            <text:p>56%</text:p>
          </table:table-cell>
          <table:table-cell table:formula="of:=([.B12]*[.D12])/([.B12]*[.D12]+[.C12]*[.E12])" office:value-type="percentage" office:value="0.88" calcext:value-type="percentage">
            <text:p>88%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11" calcext:value-type="percentage">
            <text:p>11%</text:p>
          </table:table-cell>
          <table:table-cell office:value-type="percentage" office:value="0.59" calcext:value-type="percentage">
            <text:p>59%</text:p>
          </table:table-cell>
          <table:table-cell office:value-type="percentage" office:value="0.62" calcext:value-type="percentage">
            <text:p>62%</text:p>
          </table:table-cell>
          <table:table-cell table:formula="of:=([.B13]*[.D13])/([.B13]*[.D13]+[.C13]*[.E13])" office:value-type="percentage" office:value="0.885049721894488" calcext:value-type="percentage">
            <text:p>89%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61" calcext:value-type="percentage">
            <text:p>61%</text:p>
          </table:table-cell>
          <table:table-cell office:value-type="percentage" office:value="0.62" calcext:value-type="percentage">
            <text:p>62%</text:p>
          </table:table-cell>
          <table:table-cell table:formula="of:=([.B14]*[.D14])/([.B14]*[.D14]+[.C14]*[.E14])" office:value-type="percentage" office:value="0.91879502292076" calcext:value-type="percentage">
            <text:p>92%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88" calcext:value-type="percentage">
            <text:p>88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66" calcext:value-type="percentage">
            <text:p>66%</text:p>
          </table:table-cell>
          <table:table-cell office:value-type="percentage" office:value="0.4" calcext:value-type="percentage">
            <text:p>40%</text:p>
          </table:table-cell>
          <table:table-cell table:formula="of:=([.B15]*[.D15])/([.B15]*[.D15]+[.C15]*[.E15])" office:value-type="percentage" office:value="0.923664122137405" calcext:value-type="percentage">
            <text:p>92%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11" calcext:value-type="percentage">
            <text:p>11%</text:p>
          </table:table-cell>
          <table:table-cell office:value-type="percentage" office:value="0.54" calcext:value-type="percentage">
            <text:p>54%</text:p>
          </table:table-cell>
          <table:table-cell office:value-type="percentage" office:value="0.29" calcext:value-type="percentage">
            <text:p>29%</text:p>
          </table:table-cell>
          <table:table-cell table:formula="of:=([.B16]*[.D16])/([.B16]*[.D16]+[.C16]*[.E16])" office:value-type="percentage" office:value="0.937756097560976" calcext:value-type="percentage">
            <text:p>94%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69" calcext:value-type="percentage">
            <text:p>69%</text:p>
          </table:table-cell>
          <table:table-cell office:value-type="percentage" office:value="0.58" calcext:value-type="percentage">
            <text:p>58%</text:p>
          </table:table-cell>
          <table:table-cell table:formula="of:=([.B17]*[.D17])/([.B17]*[.D17]+[.C17]*[.E17])" office:value-type="percentage" office:value="0.914580265095729" calcext:value-type="percentage">
            <text:p>91%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67" calcext:value-type="percentage">
            <text:p>67%</text:p>
          </table:table-cell>
          <table:table-cell office:value-type="percentage" office:value="0.55" calcext:value-type="percentage">
            <text:p>55%</text:p>
          </table:table-cell>
          <table:table-cell table:formula="of:=([.B18]*[.D18])/([.B18]*[.D18]+[.C18]*[.E18])" office:value-type="percentage" office:value="0.933373712901272" calcext:value-type="percentage">
            <text:p>93%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91" calcext:value-type="percentage">
            <text:p>91%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14" calcext:value-type="percentage">
            <text:p>14%</text:p>
          </table:table-cell>
          <table:table-cell office:value-type="percentage" office:value="0.55" calcext:value-type="percentage">
            <text:p>55%</text:p>
          </table:table-cell>
          <table:table-cell table:formula="of:=([.B19]*[.D19])/([.B19]*[.D19]+[.C19]*[.E19])" office:value-type="percentage" office:value="0.720180893159977" calcext:value-type="percentage">
            <text:p>72%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11" calcext:value-type="percentage">
            <text:p>11%</text:p>
          </table:table-cell>
          <table:table-cell office:value-type="percentage" office:value="0.22" calcext:value-type="percentage">
            <text:p>22%</text:p>
          </table:table-cell>
          <table:table-cell office:value-type="percentage" office:value="0.93" calcext:value-type="percentage">
            <text:p>93%</text:p>
          </table:table-cell>
          <table:table-cell table:formula="of:=([.B20]*[.D20])/([.B20]*[.D20]+[.C20]*[.E20])" office:value-type="percentage" office:value="0.656826568265683" calcext:value-type="percentage">
            <text:p>66%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91" calcext:value-type="percentage">
            <text:p>91%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16" calcext:value-type="percentage">
            <text:p>16%</text:p>
          </table:table-cell>
          <table:table-cell office:value-type="percentage" office:value="0.65" calcext:value-type="percentage">
            <text:p>65%</text:p>
          </table:table-cell>
          <table:table-cell table:formula="of:=([.B21]*[.D21])/([.B21]*[.D21]+[.C21]*[.E21])" office:value-type="percentage" office:value="0.713375796178344" calcext:value-type="percentage">
            <text:p>71%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Verdana" fo:font-family="Verdana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a2bd9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a2bd9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ea74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a2bd9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a2bd9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ea74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71mm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33cc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58c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99" style:diagonal-bl-tr="none" style:diagonal-tl-br="none" fo:border="0.74pt solid #c0c0c0" fo:padding="0.71mm" style:rotation-align="none"/>
    </style:style>
    <style:style style:name="Output" style:family="table-cell" style:parent-style-name="Default">
      <style:table-cell-properties fo:background-color="#ffffff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/00/0000</text:date>, <text:time style:data-style-name="N2" text:time-value="15:24:44.814698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fda_5f_ch07_5f_new_5f_probs.csv" style:display-name="PageStyle_hfda_ch07_new_probs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ilton</meta:initial-creator>
    <meta:creation-date>2009-06-16T21:19:26</meta:creation-date>
    <dc:date>2018-08-28T15:36:36.504621658</dc:date>
    <meta:generator>LibreOffice/6.0.4.2$MacOSX_X86_64 LibreOffice_project/9b0d9b32d5dcda91d2f1a96dc04c645c450872bf</meta:generator>
    <meta:editing-duration>PT11M51S</meta:editing-duration>
    <meta:editing-cycles>2</meta:editing-cycles>
    <meta:document-statistic meta:table-count="1" meta:cell-count="126" meta:object-count="0"/>
  </office:meta>
</office:document-meta>
</file>